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>
      <style:paragraph-properties fo:text-align="center" style:justify-single-word="false"/>
      <style:text-properties officeooo:paragraph-rsid="00198640"/>
    </style:style>
    <style:style style:name="T1" style:family="text">
      <style:text-properties officeooo:rsid="00198640"/>
    </style:style>
    <style:style style:name="T2" style:family="text">
      <style:text-properties style:text-underline-style="solid" style:text-underline-width="auto" style:text-underline-color="font-color" officeooo:rsid="001986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2">JavaScript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<text:span text:style-name="Source_20_Text">let</text:span> and <text:span text:style-name="Source_20_Text">const</text:span> are used to declare variables.</text:p>
        </text:list-item>
        <text:list-item>
          <text:p text:style-name="P2"><text:span text:style-name="Source_20_Text">let</text:span> allows reassignment, while <text:span text:style-name="Source_20_Text">const</text:span> does not.</text:p>
        </text:list-item>
        <text:list-item>
          <text:p text:style-name="P1">Variables declared with <text:span text:style-name="Source_20_Text">var</text:span> are function-scoped, while those with <text:span text:style-name="Source_20_Text">let</text:span> and <text:span text:style-name="Source_20_Text">const</text:span> are block-scoped.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Primitive types: <text:span text:style-name="Source_20_Text">number</text:span>, <text:span text:style-name="Source_20_Text">string</text:span>, <text:span text:style-name="Source_20_Text">boolean</text:span>, <text:span text:style-name="Source_20_Text">null</text:span>, <text:span text:style-name="Source_20_Text">undefined</text:span>, <text:span text:style-name="Source_20_Text">symbol</text:span>.</text:p>
        </text:list-item>
        <text:list-item>
          <text:p text:style-name="P3">Objects: <text:span text:style-name="Source_20_Text">object</text:span>, <text:span text:style-name="Source_20_Text">array</text:span>, <text:span text:style-name="Source_20_Text">function</text:span>, <text:span text:style-name="Source_20_Text">date</text:span>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Comparison: <text:span text:style-name="Source_20_Text">==</text:span>, <text:span text:style-name="Source_20_Text">===</text:span>, <text:span text:style-name="Source_20_Text">!=</text:span>, <text:span text:style-name="Source_20_Text">!=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5">Logical: <text:span text:style-name="Source_20_Text">&amp;&amp;</text:span>, <text:span text:style-name="Source_20_Text">||</text:span>, <text:span text:style-name="Source_20_Text">!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7"><text:span text:style-name="Source_20_Text">for</text:span>, <text:span text:style-name="Source_20_Text">while</text:span>, <text:span text:style-name="Source_20_Text">do-while</text:span> loops for iteration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clared using <text:span text:style-name="Source_20_Text">function</text:span> keyword or arrow function <text:span text:style-name="Source_20_Text">() =&gt; {}</text:span>.</text:p>
        </text:list-item>
        <text:list-item>
          <text:p text:style-name="P10">Can have parameters and return values.</text:p>
        </text:list-item>
        <text:list-item>
          <text:p text:style-name="P9">Can be assigned to variables, passed as arguments, and returned from other functions.</text:p>
        </text:list-item>
      </text:list>
      <text:p text:style-name="Text_20_body"><text:span text:style-name="Strong_20_Emphasis">Arrays:</text:span></text:p>
      <text:list text:style-name="L6">
        <text:list-item>
          <text:p text:style-name="P12">Ordered collections of values.</text:p>
        </text:list-item>
        <text:list-item>
          <text:p text:style-name="P12">Accessed using zero-based index.</text:p>
        </text:list-item>
        <text:list-item>
          <text:p text:style-name="P12">Methods like <text:span text:style-name="Source_20_Text">push</text:span>, <text:span text:style-name="Source_20_Text">pop</text:span>, <text:span text:style-name="Source_20_Text">shift</text:span>, <text:span text:style-name="Source_20_Text">unshift</text:span>, <text:span text:style-name="Source_20_Text">slice</text:span>, <text:span text:style-name="Source_20_Text">splice</text:span> for manipulation.</text:p>
        </text:list-item>
        <text:list-item>
          <text:p text:style-name="P11">Iterated over using loops or methods like <text:span text:style-name="Source_20_Text">forEach</text:span>, <text:span text:style-name="Source_20_Text">map</text:span>, <text:span text:style-name="Source_20_Text">filter</text:span>, <text:span text:style-name="Source_20_Text">reduce</text:span>.</text:p>
        </text:list-item>
      </text:list>
      <text:p text:style-name="Text_20_body"><text:span text:style-name="Strong_20_Emphasis">Objects:</text:span></text:p>
      <text:list text:style-name="L7">
        <text:list-item>
          <text:p text:style-name="P14">Key-value pairs.</text:p>
        </text:list-item>
        <text:list-item>
          <text:p text:style-name="P14">Accessed using dot notation or bracket notation.</text:p>
        </text:list-item>
        <text:list-item>
          <text:p text:style-name="P13">Methods for manipulation include <text:span text:style-name="Source_20_Text">Object.keys</text:span>, <text:span text:style-name="Source_20_Text">Object.values</text:span>, <text:span text:style-name="Source_20_Text">Object.entries</text:span>.</text:p>
        </text:list-item>
      </text:list>
      <text:p text:style-name="Text_20_body"><text:span text:style-name="Strong_20_Emphasis">Classes:</text:span></text:p>
      <text:list text:style-name="L8">
        <text:list-item>
          <text:p text:style-name="P16">Introduced in ES6.</text:p>
        </text:list-item>
        <text:list-item>
          <text:p text:style-name="P16">Used for creating objects with similar properties and methods.</text:p>
        </text:list-item>
        <text:list-item>
          <text:p text:style-name="P16"><text:soft-page-break/>Constructor method for initialization.</text:p>
        </text:list-item>
        <text:list-item>
          <text:p text:style-name="P15">Methods defined using shorthand syntax within the class.</text:p>
        </text:list-item>
      </text:list>
      <text:p text:style-name="Text_20_body"><text:span text:style-name="Strong_20_Emphasis">Error Handling:</text:span></text:p>
      <text:list text:style-name="L9">
        <text:list-item>
          <text:p text:style-name="P18"><text:span text:style-name="Source_20_Text">try</text:span>, <text:span text:style-name="Source_20_Text">catch</text:span>, <text:span text:style-name="Source_20_Text">finally</text:span> blocks for handling exceptions.</text:p>
        </text:list-item>
        <text:list-item>
          <text:p text:style-name="P17"><text:span text:style-name="Source_20_Text">throw</text:span> statement to throw custom errors.</text:p>
        </text:list-item>
      </text:list>
      <text:p text:style-name="Text_20_body"><text:span text:style-name="Strong_20_Emphasis">Asynchronous Programming:</text:span></text:p>
      <text:list text:style-name="L10">
        <text:list-item>
          <text:p text:style-name="P20">Callbacks, Promises, and Async/Await for handling asynchronous operations.</text:p>
        </text:list-item>
        <text:list-item>
          <text:p text:style-name="P19"><text:span text:style-name="Source_20_Text">setTimeout</text:span> and <text:span text:style-name="Source_20_Text">setInterval</text:span> for scheduling code execution.</text:p>
        </text:list-item>
      </text:list>
      <text:p text:style-name="Text_20_body"><text:span text:style-name="Strong_20_Emphasis">Modules:</text:span></text:p>
      <text:list text:style-name="L11">
        <text:list-item>
          <text:p text:style-name="P22">Introduced in ES6.</text:p>
        </text:list-item>
        <text:list-item>
          <text:p text:style-name="P22">Used for organizing code into reusable units.</text:p>
        </text:list-item>
        <text:list-item>
          <text:p text:style-name="P21">Exporting and importing functionalities between modules.</text:p>
        </text:list-item>
      </text:list>
      <text:p text:style-name="Text_20_body"><text:span text:style-name="Strong_20_Emphasis">DOM Manipulation:</text:span></text:p>
      <text:list text:style-name="L12">
        <text:list-item>
          <text:p text:style-name="P24">Document Object Model (DOM) for interacting with HTML elements.</text:p>
        </text:list-item>
        <text:list-item>
          <text:p text:style-name="P24">Access elements using <text:span text:style-name="Source_20_Text">document.getElementById</text:span>, <text:span text:style-name="Source_20_Text">document.querySelector</text:span>, etc.</text:p>
        </text:list-item>
        <text:list-item>
          <text:p text:style-name="P23">Manipulate element properties and listen for events using methods like <text:span text:style-name="Source_20_Text">addEventListener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3:00.595312825</meta:creation-date>
    <dc:date>2024-04-07T12:13:47.518522802</dc:date>
    <meta:editing-duration>PT2M1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48" meta:word-count="303" meta:character-count="1987" meta:non-whitespace-character-count="1767"/>
  </office:meta>
</office:document-meta>
</file>